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4-12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4-09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4-06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7096" calcext:value-type="float">
            <text:p>118.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4-03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3-12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3-09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3-06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3-03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2-12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2-09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616" calcext:value-type="float">
            <text:p>117.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2-06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2-03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1-12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1-09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1-06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1-03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3184" calcext:value-type="float">
            <text:p>112.3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2256" calcext:value-type="float">
            <text:p>112.7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2996" calcext:value-type="float">
            <text:p>112.36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96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